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Etudiant</text:p>
          </table:table-cell>
          <table:table-cell table:number-columns-repeated="102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exis Pure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Manon Dupuet</text:p>
          </table:table-cell>
          <table:table-cell table:number-columns-repeated="102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im Warrio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Jim Toast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0</meta:editing-cycles>
    <meta:editing-duration>P0D</meta:editing-duration>
    <meta:document-statistic meta:table-count="1" meta:cell-count="8" meta:object-count="0"/>
    <meta:generator>LibreOffice/4.2.8.2$Windows_x86 LibreOffice_project/48d50dbfc06349262c9d50868e5c1f630a573ebd</meta:generator>
  </office:meta>
</office:document-meta>
</file>